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style:font-size-asian="12pt"/>
    </style:style>
    <style:style style:name="P6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8" style:family="paragraph" style:parent-style-name="Standard">
      <style:text-properties style:font-name="Gill Sans MT_CCJU"/>
    </style:style>
    <style:style style:name="P9" style:family="paragraph" style:parent-style-name="Standard">
      <style:paragraph-properties fo:line-height="150%" style:snap-to-layout-grid="false"/>
      <style:text-properties style:font-name="Gill Sans MT_CCJU"/>
    </style:style>
    <style:style style:name="P10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2pt" style:font-size-asian="12pt"/>
    </style:style>
    <style:style style:name="P12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Gill Sans MT_CCJU"/>
    </style:style>
    <style:style style:name="P13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Gill Sans MT_CCJU"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19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20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21" style:family="paragraph" style:parent-style-name="Standard">
      <style:text-properties fo:color="#ff0000" style:font-name="Gill Sans MT_CCJU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24" style:family="paragraph" style:parent-style-name="Standard">
      <style:text-properties fo:color="#ff0000" style:font-name="Gill Sans MT_CCJU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Gill Sans MT_CCJU" fo:font-size="12pt" fo:font-weight="bold" style:font-size-asian="12pt" style:font-weight-asian="bold" style:font-size-complex="12pt"/>
    </style:style>
    <style:style style:name="P26" style:family="paragraph" style:parent-style-name="Standard"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27" style:family="paragraph" style:parent-style-name="Standard">
      <style:paragraph-properties fo:text-align="justify" style:justify-single-word="false"/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28" style:family="paragraph" style:parent-style-name="Standard">
      <style:paragraph-properties fo:margin-left="0cm" fo:margin-right="2cm" fo:text-indent="0cm" style:auto-text-indent="false"/>
      <style:text-properties style:font-name="Gill Sans MT_CCJU" fo:font-size="12pt" style:text-underline-style="solid" style:text-underline-width="auto" style:text-underline-color="font-color" style:font-size-asian="12pt"/>
    </style:style>
    <style:style style:name="P29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30" style:family="paragraph" style:parent-style-name="Standard">
      <style:paragraph-properties fo:margin-left="0cm" fo:margin-right="2cm" fo:text-indent="0cm" style:auto-text-indent="false"/>
      <style:text-properties style:font-name="Gill Sans MT_CCJU" fo:font-size="10pt" style:font-size-asian="10pt" style:font-size-complex="10pt"/>
    </style:style>
    <style:style style:name="P31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Gill Sans MT_CCJU" fo:font-size="14pt" fo:font-weight="bold" style:font-size-asian="14pt" style:font-weight-asian="bold"/>
    </style:style>
    <style:style style:name="P32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Gill Sans MT_CCJU"/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Gill Sans MT_CCJU" fo:font-size="3pt" style:font-size-asian="3pt" style:font-size-complex="3pt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Gill Sans MT_CCJU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Gill Sans MT_CCJU" fo:font-size="12pt" fo:font-weight="bold" style:font-size-asian="12pt" style:font-weight-asian="bold"/>
    </style:style>
    <style:style style:name="P37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Gill Sans MT_CCJU" fo:font-size="12pt" fo:font-weight="bold" style:font-size-asian="12pt" style:font-weight-asian="bold"/>
    </style:style>
    <style:style style:name="P38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Gill Sans MT_CCJU" fo:font-size="11pt" style:font-size-asian="11pt" style:font-size-complex="11pt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40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Gill Sans MT_CCJU" fo:font-size="11pt" style:font-size-asian="11pt" style:font-size-complex="11pt"/>
    </style:style>
    <style:style style:name="P41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2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3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4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5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8000" fo:font-size="12pt" style:font-size-asian="12pt"/>
    </style:style>
    <style:style style:name="T5" style:family="text">
      <style:text-properties fo:color="#008000" fo:font-size="12pt" fo:font-weight="bold" style:font-size-asian="12pt" style:font-weight-asian="bold"/>
    </style:style>
    <style:style style:name="T6" style:family="text">
      <style:text-properties fo:color="#ff0000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ff0000" fo:font-size="12pt" style:font-size-asian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ff0000" fo:font-size="12pt" fo:font-weight="bold" style:font-size-asian="12pt" style:font-weight-asian="bold"/>
    </style:style>
    <style:style style:name="T11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color="#0000ff" fo:font-size="12pt" style:font-size-asian="12pt"/>
    </style:style>
    <style:style style:name="T13" style:family="text">
      <style:text-properties fo:color="#0000ff" fo:font-size="12pt" fo:font-weight="bold" style:font-size-asian="12pt" style:font-weight-asian="bold"/>
    </style:style>
    <style:style style:name="T14" style:family="text">
      <style:text-properties fo:color="#cc9900" fo:font-size="9pt" style:text-underline-style="solid" style:text-underline-width="auto" style:text-underline-color="font-color" style:font-size-asian="9pt" style:font-name-complex="Tahoma2" style:font-size-complex="9pt"/>
    </style:style>
    <style:style style:name="T15" style:family="text">
      <style:text-properties fo:color="#cc9900" fo:font-size="9pt" style:font-size-asian="9pt" style:font-name-complex="Tahoma2" style:font-size-complex="9pt"/>
    </style:style>
    <style:style style:name="T16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1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8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name-asian="Courier New1" style:font-weight-asian="bold" style:font-name-complex="Courier New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tyle="italic" style:font-style-asian="italic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9">%#include </text:span><text:span text:style-name="T20">enTetesDecisionRFM</text:span><text:span text:style-name="T19">#%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14">A adresser à</text:span><text:span text:style-name="T15"> :</text:span></text:p>
            <text:p text:style-name="P8"><text:span text:style-name="T15">pour </text:span><text:span text:style-name="T3">CCVD</text:span><text:span text:style-name="T15"> + </text:span><text:span text:style-name="T11">SAS Lsne</text:span></text:p>
          </table:table-cell>
          <table:table-cell table:style-name="Table1.B1" office:value-type="string">
            <text:p text:style-name="P18">Monsieur</text:p>
            <text:p text:style-name="P20">Carlos Madrid</text:p>
            <text:p text:style-name="P17">Médecin-dentiste conseil de</text:p>
            <text:p text:style-name="P20">l’Administration Cantonale Vaudoise</text:p>
            <text:p text:style-name="P17">Route de Berne 52</text:p>
            <text:p text:style-name="P20">1010 Lausanne</text:p>
          </table:table-cell>
        </table:table-row>
        <table:table-row table:style-name="Table1.1">
          <table:table-cell table:style-name="Table1.A1" office:value-type="string">
            <text:p text:style-name="P9"><text:span text:style-name="T14">A adresser à</text:span><text:span text:style-name="T15"> :</text:span></text:p>
            <text:p text:style-name="P8"><text:span text:style-name="T15">pour </text:span><text:span text:style-name="T7">CCJU</text:span></text:p>
          </table:table-cell>
          <table:table-cell table:style-name="Table1.B1" office:value-type="string">
            <text:p text:style-name="P23">Monsieur</text:p>
            <text:p text:style-name="P22">Christian Mischler</text:p>
            <text:p text:style-name="P22">Médecin-dentiste conseil</text:p>
            <text:p text:style-name="P22">CM Clinique Dentaire</text:p>
            <text:p text:style-name="P22">St-Randoald 2</text:p>
            <text:p text:style-name="P22">2852 Courtételle</text:p>
            <text:p text:style-name="P27">ou</text:p>
            <text:p text:style-name="P22">Monsieur</text:p>
            <text:p text:style-name="P22">Eric Develey</text:p>
            <text:p text:style-name="P22">Médecin-dentiste conseil</text:p>
            <text:p text:style-name="P22">Av. Léopold-Robert 65</text:p>
            <text:p text:style-name="P22">2301 La Chaux-de-Fonds</text:p>
          </table:table-cell>
        </table:table-row>
      </table:table>
      <text:p text:style-name="P10"/>
      <text:p text:style-name="P13">%=DOSSIER=%<text:bookmark-start text:name="OLE_LINK3"/><text:tab/><text:bookmark-end text:name="OLE_LINK3"/><text:bookmark text:name="OLE_LINK4"/><text:bookmark text:name="dossier"/></text:p>
      <text:p text:style-name="P29">%=NSS=%<text:tab/><text:bookmark text:name="OLE_LINK5"/><text:bookmark text:name="AVS"/></text:p>
      <text:p text:style-name="P2"/>
      <text:p text:style-name="P2"/>
      <text:p text:style-name="P31">%=DEVIS_FACTURE=%</text:p>
      <text:p text:style-name="P1"/>
      <text:p text:style-name="P1"/>
      <text:p text:style-name="P1">%=DENTISTE=%</text:p>
      <text:p text:style-name="P3"/>
      <text:p text:style-name="P6">%=DATE_HONORAIRE=%<text:tab/>%=MONTANT=%</text:p>
      <text:p text:style-name="P4"/>
      <text:p text:style-name="P4"/>
      <text:p text:style-name="P4">%=TITRE=%</text:p>
      <text:p text:style-name="P4"/>
      <text:p text:style-name="P4">%=DEMANDE=%</text:p>
      <text:p text:style-name="P4"/>
      <text:p text:style-name="P4">%=ENVOI=%</text:p>
      <text:p text:style-name="P4"/>
      <text:p text:style-name="P4">%=PARTICIPATION=%</text:p>
      <text:p text:style-name="P4"/>
      <text:p text:style-name="P4">%=SALUTATIONS=%</text:p>
      <text:p text:style-name="P5"/>
      <text:p text:style-name="P7"><text:tab/><text:span text:style-name="T17">%#</text:span><text:span text:style-name="T18">include <text:s/>signatureRFM</text:span><text:span text:style-name="T17">#%</text:span></text:p>
      <text:p text:style-name="P28"/>
      <text:p text:style-name="P30"><text:span text:style-name="T21">%=ANNEXE=%</text:span> : %=MENTIONNE=%</text:p>
      <text:p text:style-name="P32"><text:span text:style-name="T5">Dr Carlos Madrid</text:span><text:span text:style-name="T2"><text:tab/></text:span><text:span text:style-name="T4">L</text:span><text:span text:style-name="T12">a</text:span><text:span text:style-name="T4">u</text:span><text:span text:style-name="T12">s</text:span><text:span text:style-name="T4">a</text:span><text:span text:style-name="T12">n</text:span><text:span text:style-name="T4">n</text:span><text:span text:style-name="T12">e</text:span><text:span text:style-name="T4">, </text:span><text:span text:style-name="T12">l</text:span><text:span text:style-name="T4">e</text:span><text:span text:style-name="T12"> </text:span></text:p>
      <text:p text:style-name="P12"><text:span text:style-name="T12">Médecin-dentiste conseil de<text:tab/></text:span><text:span text:style-name="T9">Courtételle</text:span><text:span text:style-name="T8">, le </text:span></text:p>
      <text:p text:style-name="P12"><text:span text:style-name="T4">l’Administration Cantonale Vaudoise<text:tab/></text:span><text:span text:style-name="T16">ou</text:span></text:p>
      <text:p text:style-name="P12"><text:span text:style-name="T12">Route de Berne 52<text:tab/></text:span><text:span text:style-name="T8">La Chaux-de-Fonds, le </text:span></text:p>
      <text:p text:style-name="P19">1010 Lausanne</text:p>
      <text:p text:style-name="P24">Dr Christian Mischler</text:p>
      <text:p text:style-name="P21">Médecin-dentiste conseil</text:p>
      <text:p text:style-name="P21">CM Clinique Dentaire</text:p>
      <text:p text:style-name="P21">St-Randoald 2</text:p>
      <text:p text:style-name="P24">2852 Courtételle</text:p>
      <text:p text:style-name="P26">ou</text:p>
      <text:p text:style-name="P24">Dr Eric Develey</text:p>
      <text:p text:style-name="P21">Médecin-dentiste conseil</text:p>
      <text:p text:style-name="P21">Av. Léopold-Robert 65</text:p>
      <text:p text:style-name="P25">2301 La Chaux-de-Fonds</text:p>
      <text:p text:style-name="P33"><text:tab/>Caisse cantonale vaudoise</text:p>
      <text:p text:style-name="P33"><text:tab/>de compensation</text:p>
      <text:p text:style-name="P33"><text:tab/>Service des PC</text:p>
      <text:p text:style-name="P33"><text:tab/>Case postale 55</text:p>
      <text:p text:style-name="P33"><text:tab/>1815 Clarens</text:p>
      <text:p text:style-name="P34"/>
      <text:p text:style-name="P35"><text:span text:style-name="T1"><text:tab/></text:span><text:span text:style-name="T10">Caisse de compensation du Jura</text:span></text:p>
      <text:p text:style-name="P36"><text:tab/>Service des prestations</text:p>
      <text:p text:style-name="P36"><text:tab/>Rue Bel-Air 3</text:p>
      <text:p text:style-name="P36"><text:tab/>2350 Saignelégier</text:p>
      <text:p text:style-name="P34"/>
      <text:p text:style-name="P35"><text:span text:style-name="T1"><text:tab/></text:span><text:span text:style-name="T13">Agence communale</text:span></text:p>
      <text:p text:style-name="P37"><text:tab/>d'assurances sociales</text:p>
      <text:p text:style-name="P37"><text:tab/>Bureau des PC</text:p>
      <text:p text:style-name="P37"><text:tab/>Case postale 5032</text:p>
      <text:p text:style-name="P37"><text:tab/>1002 Lausanne</text:p>
      <text:p text:style-name="P11"/>
      <text:p text:style-name="P11"/>
      <text:p text:style-name="P11"/>
      <text:p text:style-name="P13">%=DOSSIER=%<text:bookmark-start text:name="OLE_LINK31"/><text:tab/><text:bookmark-end text:name="OLE_LINK31"/><text:bookmark text:name="OLE_LINK41"/><text:bookmark text:name="dossier1"/></text:p>
      <text:p text:style-name="P15">%=NSS=%<text:tab/></text:p>
      <text:p text:style-name="P16"/>
      <text:p text:style-name="P16"/>
      <text:p text:style-name="P16"/>
      <text:p text:style-name="P14">%=TITRE=%</text:p>
      <text:p text:style-name="P14"/>
      <text:p text:style-name="P13">%=REPONSE=%</text:p>
      <text:p text:style-name="P39"/>
      <text:p text:style-name="P38"><text:bookmark-start text:name="CaseACocher1"/><draw:control text:anchor-type="as-char" draw:z-index="0" draw:style-name="gr1" draw:text-style-name="P45" svg:width="0.318cm" svg:height="0.318cm" draw:control="control1"/><text:bookmark-end text:name="CaseACocher1"/><text:tab/>%=PAS_CONTACTE=%</text:p>
      <text:p text:style-name="P38"/>
      <text:p text:style-name="P38"><text:span text:style-name="T6"><draw:control text:anchor-type="as-char" draw:z-index="1" draw:style-name="gr1" draw:text-style-name="P45" svg:width="0.318cm" svg:height="0.318cm" draw:control="control2"/></text:span><text:span text:style-name="T6"><text:tab/>%=CONTACTE_DATE=%</text:span></text:p>
      <text:p text:style-name="P40"/>
      <text:p text:style-name="P38"><draw:control text:anchor-type="as-char" draw:z-index="2" draw:style-name="gr1" draw:text-style-name="P45" svg:width="0.318cm" svg:height="0.318cm" draw:control="control3"/><text:tab/>%=CONTACTE_SOLUTION=%</text:p>
      <text:p text:style-name="P41"/>
      <text:p text:style-name="P41"><text:tab/><draw:control text:anchor-type="as-char" draw:z-index="3" draw:style-name="gr1" draw:text-style-name="P45" svg:width="0.318cm" svg:height="0.318cm" draw:control="control4"/><text:tab/>%=NOTE_CORRECTE=%</text:p>
      <text:p text:style-name="P41"/>
      <text:p text:style-name="P41"><text:tab/><draw:control text:anchor-type="as-char" draw:z-index="4" draw:style-name="gr1" draw:text-style-name="P45" svg:width="0.318cm" svg:height="0.318cm" draw:control="control5"/><text:tab/>%=RAMENE=%</text:p>
      <text:p text:style-name="P41"/>
      <text:p text:style-name="P42">%=FR=% </text:p>
      <text:p text:style-name="P41"/>
      <text:p text:style-name="P41"><text:soft-page-break/><text:tab/><draw:control text:anchor-type="as-char" draw:z-index="5" draw:style-name="gr1" draw:text-style-name="P45" svg:width="0.318cm" svg:height="0.318cm" draw:control="control6"/><text:tab/>%=TRAITEMENT=%<text:span text:style-name="T22">%=SEA=%</text:span>%=LOI=%<text:span text:style-name="T22">%=SA=%</text:span> %=RESTE_MONTANT=%</text:p>
      <text:p text:style-name="P41"/>
      <text:p text:style-name="P43">%=FR=% </text:p>
      <text:p text:style-name="P41"/>
      <text:p text:style-name="P38"><text:tab/><text:tab/>%=DETAILS=%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3:58:00</meta:creation-date>
    <dc:creator>Mike Boillat</dc:creator>
    <dc:date>2012-02-23T15:28:47</dc:date>
    <meta:print-date>2009-07-21T14:47:00</meta:print-date>
    <meta:editing-cycles>28</meta:editing-cycles>
    <meta:editing-duration>PT3H39M19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16786808</meta:user-defined>
    <meta:document-statistic meta:table-count="1" meta:image-count="0" meta:object-count="0" meta:page-count="3" meta:paragraph-count="77" meta:word-count="194" meta:character-count="1396"/>
  </office:meta>
</office:document-meta>
</file>